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1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/>
      <style:text-properties style:font-name="Times New Roman1" fo:font-size="12pt" style:font-size-asian="12pt" style:font-size-complex="12pt"/>
    </style:style>
    <style:style style:name="P13" style:family="paragraph" style:parent-style-name="Header">
      <style:paragraph-properties fo:margin-top="0in" fo:margin-bottom="0in" style:contextual-spacing="false"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3" style:family="text">
      <style:text-properties style:font-name="Times New Roman1" fo:font-size="11pt" style:font-size-asian="11pt" style:font-size-complex="11pt"/>
    </style:style>
    <style:style style:name="T4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text-outline="false" style:text-line-through-style="none" style:text-line-through-typ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Times New Roman1" fo:font-size="11pt" style:text-underline-style="none" fo:font-weight="bold" style:font-size-asian="11pt" style:font-weight-asian="bold" style:font-size-complex="11pt" style:font-weight-complex="bold"/>
    </style:style>
    <style:style style:name="T18" style:family="text">
      <style:text-properties style:font-name="Times New Roman1" fo:font-size="11pt" style:font-size-asian="11pt" style:font-size-complex="11pt"/>
    </style:style>
    <style:style style:name="T19" style:family="text">
      <style:text-properties style:font-name="Times New Roman1" fo:font-weight="bold" style:font-weight-asian="bold" style:font-weight-complex="bold"/>
    </style:style>
    <style:style style:name="T20" style:family="text">
      <style:text-properties style:font-name="Times New Roman1" style:text-underline-style="none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span text:style-name="T6">C</text:span><text:span text:style-name="T20">TY TNHH MTV XỔ SỐ KIẾN THIẾT</text:span><text:span text:style-name="T15"><text:tab/> <text:s text:c="2"/></text:span><text:span text:style-name="T6">CỘNG HÒA XÃ HỘI CHỦ NGHĨA VIỆT NAM</text:span></text:p>
      <text:p text:style-name="P12"><text:s text:c="25"/><text:span text:style-name="T21"><text:s text:c="11"/></text:span><text:span text:style-name="T14">TRÀ VINH</text:span><text:span text:style-name="T21"> <text:s text:c="54"/></text:span><text:span text:style-name="T22">Độc lập - Tự do - Hạnh phúc</text:span></text:p>
      <text:p text:style-name="P13"><text:s text:c="20"/>PHÒNG XỔ SỐ TỰ CHỌN</text:p>
      <text:p text:style-name="P10"/>
      <text:p text:style-name="P10">KẾT QUẢ XỔ SỐ</text:p>
      <text:p text:style-name="P1"><text:span text:style-name="T1">Đài dự thưởng: </text:span><text:span text:style-name="T2"><text:placeholder text:placeholder-type="text">&lt;o.dai_duthuong_id.name&gt;</text:placeholder></text:span><text:span text:style-name="T1"><text:tab/>Ngày : </text:span><text:bookmark text:name="_GoBack"/><text:span text:style-name="T2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STT</text:p>
          </table:table-cell>
          <table:table-cell table:style-name="Table1.B1" office:value-type="string">
            <text:p text:style-name="P5">GIẢI </text:p>
          </table:table-cell>
          <table:table-cell table:style-name="Table1.B1" office:value-type="string">
            <text:p text:style-name="P5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placeholder text:placeholder-type="text">&lt;line.ma&gt;</text:placeholder></text:p>
          </table:table-cell>
          <table:table-cell table:style-name="Table1.B3" office:value-type="string">
            <text:p text:style-name="P6"><text:placeholder text:placeholder-type="text">&lt;line.name&gt;</text:placeholder></text:p>
          </table:table-cell>
          <table:table-cell table:style-name="Table1.B3" office:value-type="string">
            <text:p text:style-name="P7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0.6992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68</meta:editing-cycles>
    <meta:creation-date>2014-10-01T15:16:00</meta:creation-date>
    <dc:date>2016-03-24T08:26:08.272913162</dc:date>
    <meta:editing-duration>PT25M17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64" meta:character-count="459" meta:non-whitespace-character-count="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